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svg:stroke-color="#000000"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1.2cm" fo:margin-right="0cm" fo:text-indent="-0.6cm"/>
      <style:text-properties fo:color="#ffffff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6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style="normal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itaj Panie </text:span><text:span text:style-name="T1"><text:line-break/></text:span><text:span text:style-name="T1">Dobrze, że jesteś</text:span><text:span text:style-name="T1"><text:line-break/></text:span><text:span text:style-name="T1">Witaj Zbawicielu</text:span><text:span text:style-name="T1"><text:line-break/></text:span><text:span text:style-name="T1">Czekaliśmy na Ciebie</text:span><text:span text:style-name="T1"><text:line-break/></text:span><text:span text:style-name="T1">Dobrze, że przyszedłeś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6-03-29T13:17:50</meta:creation-date>
    <dc:date>2011-06-11T22:52:18.34</dc:date>
    <dc:language>pl-PL</dc:language>
    <meta:editing-cycles>18</meta:editing-cycles>
    <meta:editing-duration>PT00H38M59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